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nderKit.getRenderer( String family , String render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e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bagoRenderKit.createResponseWriter( Writer writer , String contentTypeList , String character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bagoRenderKit.getHtmlBasicRenderK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.Key( String family , String render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nderKit.createResponse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nderKit.getResponse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nderKit.addRenderer( String family , String rendererType ,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